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f35" officeooo:paragraph-rsid="00162f35"/>
    </style:style>
    <style:style style:name="P2" style:family="paragraph" style:parent-style-name="Standard">
      <style:text-properties officeooo:rsid="0016bf71" officeooo:paragraph-rsid="0016bf71"/>
    </style:style>
    <style:style style:name="P3" style:family="paragraph" style:parent-style-name="Standard">
      <style:text-properties officeooo:rsid="0016eecb" officeooo:paragraph-rsid="0016ee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query n’est pas un framework, ce n’est pas un langage,</text:p>
      <text:p text:style-name="P1"/>
      <text:p text:style-name="P1">c’est un DOM Domestic Object Model,</text:p>
      <text:p text:style-name="P1"/>
      <text:p text:style-name="P1">Jquery est fait en Javascript</text:p>
      <text:p text:style-name="P1"/>
      <text:p text:style-name="P1">Point entrée = $() est une fonction</text:p>
      <text:p text:style-name="P1"/>
      <text:p text:style-name="P2">Soit on l’installe la bibliothèque en locale (fige la bibliothèque)</text:p>
      <text:p text:style-name="P2"/>
      <text:p text:style-name="P2">ou en &lt;script src= « « https://code,jquery,com/jquery-2,2,1,min,js&gt;&lt;/script&gt;</text:p>
      <text:p text:style-name="P2"/>
      <text:p text:style-name="P2">On la lance :</text:p>
      <text:p text:style-name="P2"/>
      <text:p text:style-name="P2">$(document),ready(function(){</text:p>
      <text:p text:style-name="P2"/>
      <text:p text:style-name="P2"><text:tab/>console,log(« jQuery is ready ») ;</text:p>
      <text:p text:style-name="P2">}) ;</text:p>
      <text:p text:style-name="P2"/>
      <text:p text:style-name="P2">C’est une fonction anonyme : elle n’a pas de nom,</text:p>
      <text:p text:style-name="P2"/>
      <text:p text:style-name="P2">Callback : <text:s/></text:p>
      <text:p text:style-name="P2"/>
      <text:p text:style-name="P2"/>
      <text:p text:style-name="P3">CDN : disponible sur Jquery, on peut utilisé des veilles version pour de vieux programm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23:33:19.660051103</meta:creation-date>
    <dc:date>2017-03-01T14:31:04.445272236</dc:date>
    <meta:editing-duration>PT4H42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85" meta:character-count="528" meta:non-whitespace-character-count="453"/>
  </office:meta>
</office:document-meta>
</file>